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Black1" svg:font-family="'Avenir Black'" style:font-adornments="Extra-gras" style:font-pitch="variable"/>
    <style:font-face style:name="Avenir LT Std" svg:font-family="'Avenir LT Std'" style:font-pitch="variable"/>
    <style:font-face style:name="Avenir LT Std1" svg:font-family="'Avenir LT Std'" style:font-adornments="45 Boo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opacity-name=""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2"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4"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5"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standard">
      <style:graphic-properties draw:stroke="none" svg:stroke-color="#000000" draw:fill="solid" draw:fill-color="#ffffff" draw:opacity="100%" draw:opacity-name="" draw:textarea-vertical-align="middle" draw:auto-grow-height="true" draw:auto-grow-width="false" fo:max-height="0cm" fo:min-height="1.15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2">
      <style:graphic-properties fo:min-height="16.97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list-style-name="L2">
      <style:graphic-properties fo:min-height="16.974cm"/>
      <style:paragraph-properties style:writing-mode="lr-tb"/>
    </style:style>
    <style:style style:name="pr8" style:family="presentation" style:parent-style-name="Standard-outline1" style:list-style-name="L2">
      <style:graphic-properties fo:min-height="16.974cm"/>
      <style:paragraph-properties style:writing-mode="lr-tb"/>
    </style:style>
    <style:style style:name="pr9" style:family="presentation" style:parent-style-name="Standard-outline1" style:list-style-name="L2">
      <style:graphic-properties fo:min-height="16.974cm"/>
      <style:paragraph-properties style:writing-mode="lr-tb"/>
    </style:style>
    <style:style style:name="pr10" style:family="presentation" style:parent-style-name="Standard-outline1" style:list-style-name="L2">
      <style:graphic-properties fo:min-height="16.974cm"/>
      <style:paragraph-properties style:writing-mode="lr-tb"/>
    </style:style>
    <style:style style:name="pr11" style:family="presentation" style:parent-style-name="Standard-outline1" style:list-style-name="L2">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text-properties style:font-name="Avenir Black" fo:font-size="40pt" style:font-size-asian="40pt" style:font-size-complex="40pt"/>
    </style:style>
    <style:style style:name="P8" style:family="paragraph">
      <style:text-properties style:font-name="Avenir LT Std" fo:font-size="14pt" style:font-size-asian="14pt" style:font-size-complex="14pt" fo:hyphenate="false"/>
    </style:style>
    <style:style style:name="P9" style:family="paragraph">
      <style:paragraph-properties fo:margin-top="0cm" fo:margin-bottom="0cm"/>
      <style:text-properties style:font-name="Avenir LT Std" fo:font-size="14pt" style:font-size-asian="14pt" style:font-size-complex="14pt" fo:hyphenate="false"/>
    </style:style>
    <style:style style:name="P10" style:family="paragraph">
      <style:paragraph-properties fo:margin-left="0cm" fo:margin-right="0cm" fo:text-indent="0cm"/>
      <style:text-properties style:font-name="Avenir LT Std" fo:font-size="14pt" style:font-size-asian="14pt" style:font-size-complex="14pt" fo:hyphenate="false"/>
    </style:style>
    <style:style style:name="P11" style:family="paragraph">
      <loext:graphic-properties draw:fill-color="#1f2c4c"/>
      <style:paragraph-properties fo:text-align="center"/>
    </style:style>
    <style:style style:name="P12" style:family="paragraph">
      <loext:graphic-properties draw:fill-color="#55bbab"/>
      <style:paragraph-properties fo:text-align="center"/>
    </style:style>
    <style:style style:name="P13" style:family="paragraph">
      <style:paragraph-properties fo:text-align="end"/>
      <style:text-properties fo:color="#f3f4f5" style:font-name="Avenir LT Std"/>
    </style:style>
    <style:style style:name="P14" style:family="paragraph">
      <loext:graphic-properties draw:fill="none" draw:fill-color="#ffffff"/>
      <style:paragraph-properties fo:text-align="end"/>
      <style:text-properties fo:color="#f3f4f5" style:font-name="Avenir LT Std"/>
    </style:style>
    <style:style style:name="P15" style:family="paragraph">
      <loext:graphic-properties draw:fill="solid" draw:fill-color="#edeef0"/>
      <style:paragraph-properties fo:text-align="center"/>
    </style:style>
    <style:style style:name="P16" style:family="paragraph">
      <style:text-properties fo:color="#f3f4f5" style:font-name="Avenir LT Std" fo:font-size="10pt" style:font-size-asian="10pt" style:font-size-complex="10pt"/>
    </style:style>
    <style:style style:name="P17" style:family="paragraph">
      <loext:graphic-properties draw:fill="solid" draw:fill-color="#a0d2c9" draw:opacity="100%"/>
      <style:text-properties fo:color="#f3f4f5" style:font-name="Avenir LT Std" fo:font-size="10pt" style:font-size-asian="10pt" style:font-size-complex="10pt"/>
    </style:style>
    <style:style style:name="P18" style:family="paragraph">
      <loext:graphic-properties draw:fill-color="#ffffff"/>
    </style:style>
    <style:style style:name="P19" style:family="paragraph">
      <style:paragraph-properties fo:text-align="start"/>
      <style:text-properties style:font-name="Avenir Black" fo:font-size="39pt" style:font-size-asian="39pt" style:font-size-complex="39pt"/>
    </style:style>
    <style:style style:name="P20" style:family="paragraph">
      <loext:graphic-properties draw:fill-color="#a0d2c9"/>
      <style:paragraph-properties fo:text-align="center"/>
    </style:style>
    <style:style style:name="P21" style:family="paragraph">
      <loext:graphic-properties draw:fill="solid"/>
      <style:paragraph-properties fo:text-align="center"/>
    </style:style>
    <style:style style:name="P22" style:family="paragraph">
      <style:text-properties style:font-name="Avenir LT Std" fo:font-size="10pt" style:font-size-asian="10pt" style:font-size-complex="10pt"/>
    </style:style>
    <style:style style:name="P23" style:family="paragraph">
      <loext:graphic-properties draw:fill="solid" draw:fill-color="#ffffff" draw:opacity="100%"/>
      <style:text-properties style:font-name="Avenir LT Std" fo:font-size="10pt" style:font-size-asian="10pt" style:font-size-complex="10pt"/>
    </style:style>
    <style:style style:name="P24" style:family="paragraph">
      <style:paragraph-properties fo:text-align="start"/>
      <style:text-properties fo:color="#f3f4f5" style:font-name="Avenir LT Std"/>
    </style:style>
    <style:style style:name="P25" style:family="paragraph">
      <loext:graphic-properties draw:fill="none" draw:fill-color="#ffffff"/>
      <style:paragraph-properties fo:text-align="start"/>
      <style:text-properties fo:color="#f3f4f5" style:font-name="Avenir LT Std"/>
    </style:style>
    <style:style style:name="T1" style:family="text">
      <style:text-properties style:font-name="Avenir Black"/>
    </style:style>
    <style:style style:name="T2" style:family="text">
      <style:text-properties style:font-name="Avenir LT Std" fo:font-size="13pt" fo:font-weight="bold" style:font-size-asian="13pt" style:font-weight-asian="bold" style:font-size-complex="13pt" style:font-weight-complex="bold"/>
    </style:style>
    <style:style style:name="T3" style:family="text">
      <style:text-properties style:font-name="Avenir LT Std"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 fo:font-size="13pt" fo:background-color="#55bbab" style:font-size-asian="13pt" style:font-size-complex="13pt"/>
    </style:style>
    <style:style style:name="T9" style:family="text">
      <style:text-properties style:font-name="Avenir LT Std" fo:font-size="13pt" fo:background-color="#7bc5b8" style:font-size-asian="13pt" style:font-size-complex="13pt"/>
    </style:style>
    <style:style style:name="T10" style:family="text">
      <style:text-properties style:font-name="Avenir LT Std" fo:font-size="13pt" fo:background-color="#a0d2c9" style:font-size-asian="13pt" style:font-size-complex="13pt"/>
    </style:style>
    <style:style style:name="T11" style:family="text">
      <style:text-properties style:font-name="Avenir LT Std" fo:font-size="13pt" fo:background-color="#1f2c4c" style:font-size-asian="13pt" style:font-size-complex="13pt"/>
    </style:style>
    <style:style style:name="T12" style:family="text">
      <style:text-properties style:font-name="Avenir LT Std" fo:font-size="13pt" fo:background-color="#4b5164" style:font-size-asian="13pt" style:font-size-complex="13pt"/>
    </style:style>
    <style:style style:name="T13" style:family="text">
      <style:text-properties style:font-name="Avenir LT Std" fo:font-size="13pt" fo:background-color="#7d808a" style:font-size-asian="13pt" style:font-size-complex="13pt"/>
    </style:style>
    <style:style style:name="T14" style:family="text">
      <style:text-properties style:font-name="Avenir LT Std" fo:font-size="13pt" fo:background-color="#edeef0" style:font-size-asian="13pt" style:font-size-complex="13pt"/>
    </style:style>
    <style:style style:name="T15" style:family="text">
      <style:text-properties style:font-name="Avenir LT Std" fo:font-size="13pt" fo:background-color="#f3f4f5" style:font-size-asian="13pt" style:font-size-complex="13pt"/>
    </style:style>
    <style:style style:name="T16" style:family="text">
      <style:text-properties fo:color="#1f2c4c" style:font-name="Avenir LT Std" fo:font-size="13pt" style:font-size-asian="13pt" style:font-size-complex="13pt"/>
    </style:style>
    <style:style style:name="T17" style:family="text">
      <style:text-properties fo:color="#4b5164" style:font-name="Avenir LT Std"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1f2c4c" style:font-name="Avenir LT Std" fo:font-size="18pt" fo:font-weight="bold" style:font-name-asian="Noto Sans2" style:font-size-asian="18pt" style:font-weight-asian="bold" style:font-name-complex="Noto Sans2" style:font-size-complex="18pt" style:font-weight-complex="bold"/>
    </style:style>
    <style:style style:name="T20" style:family="text">
      <style:text-properties fo:color="#1f2c4c" style:font-name="Avenir LT Std" fo:font-size="14pt" fo:font-weight="bold" style:font-name-asian="Noto Sans2" style:font-size-asian="14pt" style:font-weight-asian="bold" style:font-name-complex="Noto Sans2" style:font-size-complex="14pt" style:font-weight-complex="bold"/>
    </style:style>
    <style:style style:name="T21" style:family="text">
      <style:text-properties fo:color="#1f2c4c" style:font-name="Avenir LT Std" fo:font-size="14pt" fo:font-weight="bold" style:font-size-asian="14pt" style:font-weight-asian="bold" style:font-size-complex="14pt" style:font-weight-complex="bold"/>
    </style:style>
    <style:style style:name="T22" style:family="text">
      <style:text-properties fo:color="#1f2c4c" style:font-name="Avenir LT Std" fo:font-size="14pt" style:font-size-asian="14pt" style:font-size-complex="14pt"/>
    </style:style>
    <style:style style:name="T23" style:family="text">
      <style:text-properties fo:color="#4b5164" style:font-name="Avenir LT Std" fo:font-size="14pt" style:font-size-asian="14pt" style:font-size-complex="14pt"/>
    </style:style>
    <style:style style:name="T24" style:family="text">
      <style:text-properties fo:color="#f3f4f5" style:font-name="Avenir LT Std"/>
    </style:style>
    <style:style style:name="T25" style:family="text">
      <style:text-properties fo:color="#f3f4f5" style:font-name="Avenir LT Std" fo:font-size="10pt" style:font-size-asian="10pt" style:font-size-complex="10pt"/>
    </style:style>
    <style:style style:name="T26" style:family="text">
      <style:text-properties fo:color="#f3f4f5" style:font-name="Noto Sans2" fo:font-size="10pt" style:font-name-asian="Noto Sans2" style:font-size-asian="10pt" style:font-name-complex="Noto Sans2" style:font-size-complex="10pt"/>
    </style:style>
    <style:style style:name="T27" style:family="text">
      <style:text-properties style:font-name="Avenir Black" fo:font-size="39pt" style:font-size-asian="39pt" style:font-size-complex="39pt"/>
    </style:style>
    <style:style style:name="T28" style:family="text">
      <style:text-properties fo:color="#55bbab" style:font-name="Avenir Black" fo:font-size="26pt" style:font-size-asian="26pt" style:font-size-complex="26pt"/>
    </style:style>
    <style:style style:name="T29" style:family="text">
      <style:text-properties style:font-name="Avenir LT Std" fo:font-size="10pt" style:font-size-asian="10pt" style:font-size-complex="10pt"/>
    </style:style>
    <style:style style:name="T30" style:family="text">
      <style:text-properties style:font-name="Noto Sans2" fo:font-size="10pt" style:font-name-asian="Noto Sans2" style:font-size-asian="10pt" style:font-name-complex="Noto Sans2"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7"><text:span text:style-name="T18">INDEX</text:span></text:p>
          </draw:text-box>
        </draw:frame>
        <draw:frame presentation:style-name="pr5" draw:text-style-name="P10" draw:layer="layout" svg:width="9.222cm" svg:height="22.7cm" svg:x="3.8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
          </draw:text-box>
        </draw:frame>
        <draw:custom-shape draw:style-name="gr3" draw:text-style-name="P11" draw:layer="layout" svg:width="1.85cm" svg:height="1.4cm" draw:transform="rotate (-1.5707963267949) translate (1.4cm 13.8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4"><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7" draw:layer="layout" svg:width="5.4cm" svg:height="1.4cm" svg:x="1cm" svg:y="0cm">
          <draw:text-box>
            <text:p text:style-name="P16"><text:span text:style-name="T25">Sign Project </text:span><text:span text:style-name="T26">›</text:span><text:span text:style-name="T25"> Titre du chapitre</text:span></text:p>
          </draw:text-box>
        </draw:frame>
        <presentation:notes draw:style-name="dp2">
          <draw:page-thumbnail draw:style-name="gr1" draw:layer="layout" svg:width="19.798cm" svg:height="11.136cm" svg:x="0.6cm" svg:y="2.257cm" draw:page-number="2" presentation:class="page"/>
          <draw:frame presentation:style-name="pr6" draw:text-style-name="P18"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9" draw:layer="layout" svg:width="17.949cm" svg:height="2.216cm" svg:x="2cm" svg:y="2.884cm" presentation:class="title" presentation:user-transformed="true">
          <draw:text-box>
            <text:p text:style-name="P19"><text:span text:style-name="T27">Notre équipe</text:span></text:p>
          </draw:text-box>
        </draw:frame>
        <draw:frame presentation:style-name="pr7"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
          </draw:text-box>
        </draw:frame>
        <draw:custom-shape draw:style-name="gr3" draw:text-style-name="P11" draw:layer="layout" svg:width="1.85cm" svg:height="1.4cm" draw:transform="rotate (1.5707963267949) translate (19.6cm 15.6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4"><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7.8cm" svg:y="13cm" svg:viewBox="0 0 1400 1400" draw:points="1400,0 1400,400 1400,1400 1000,1400 1000,400 0,400 0,0 1000,0">
          <text:p/>
        </draw:polygon>
        <draw:path draw:style-name="gr11" draw:text-style-name="P20"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 draw:text-style-name="P21" draw:layer="layout" svg:x1="1cm" svg:y1="0.8cm" svg:x2="21cm" svg:y2="0.8cm">
            <text:p/>
          </draw:line>
          <draw:line draw:style-name="gr13" draw:text-style-name="P21" draw:layer="layout" svg:x1="21cm" svg:y1="0.7cm" svg:x2="1cm" svg:y2="0.7cm">
            <text:p/>
          </draw:line>
        </draw:g>
        <draw:frame draw:style-name="gr9" draw:text-style-name="P17" draw:layer="layout" svg:width="5.4cm" svg:height="1.4cm" svg:x="1cm" svg:y="0cm">
          <draw:text-box>
            <text:p text:style-name="P16"><text:span text:style-name="T25">Sign Project </text:span><text:span text:style-name="T26">›</text:span><text:span text:style-name="T25"> Titre du chapitre</text:span></text:p>
          </draw:text-box>
        </draw:frame>
        <presentation:notes draw:style-name="dp1">
          <draw:page-thumbnail draw:style-name="gr1" draw:layer="layout" svg:width="19.798cm" svg:height="11.136cm" svg:x="0.6cm" svg:y="2.257cm" draw:page-number="3" presentation:class="page"/>
          <draw:frame presentation:style-name="pr6"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7"><text:span text:style-name="T18">TITRE DE CHAPITRE</text:span></text:p>
          </draw:text-box>
        </draw:frame>
        <draw:frame presentation:style-name="pr8"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text:span><text:span text:style-name="T22">adipiscing elit. Nulla pretium luctus </text:span><text:span text:style-name="T22">augue, ac semper elit. Ut faucibus risus </text:span><text:span text:style-name="T22">in diam facilisis, vel posuere magna </text:span><text:span text:style-name="T22">elementum. Aliquam eget fermentum </text:span><text:span text:style-name="T22">lorem. Vivamus vel urna risus. Phasellus </text:span><text:span text:style-name="T22">lacinia odio ipsum, sed varius dui iaculis </text:span><text:span text:style-name="T22">ac. Fusce mollis nulla et lorem aliquet </text:span><text:span text:style-name="T22">mollis. Phasellus eu fermentum mi. </text:span><text:span text:style-name="T22">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text:span><text:span text:style-name="T23">adipiscing elit. Nulla pretium luctus </text:span><text:span text:style-name="T23">augue, ac semper elit. Ut faucibus risus </text:span><text:span text:style-name="T23">in diam facilisis, vel posuere magna </text:span><text:span text:style-name="T23">elementum. Aliquam eget fermentum </text:span><text:span text:style-name="T23">lorem. Vivamus vel urna risus. Phasellus </text:span><text:span text:style-name="T23">lacinia odio ipsum, sed varius dui iaculis </text:span><text:span text:style-name="T23">ac. Fusce mollis nulla et lorem aliquet </text:span><text:span text:style-name="T23">mollis. Phasellus eu fermentum mi. </text:span><text:span text:style-name="T23">Praesent sed est lorem. </text:span></text:p>
            <text:p text:style-name="P9"><text:span text:style-name="T23"/></text:p>
            <text:p text:style-name="P9"><text:span text:style-name="T23"/></text:p>
            <text:p text:style-name="P9"><text:span text:style-name="T23">Ut rutrum lobortis dolor, nec convallis </text:span><text:span text:style-name="T23">libero sagittis sed. Sed faucibus magna </text:span><text:span text:style-name="T23">justo, a facilisis tellus dapibus et. </text:span><text:span text:style-name="T23">Pellentesque ultrices pulvinar turpis, </text:span><text:span text:style-name="T23">vitae maximus tortor ornare ac. Aenean </text:span><text:span text:style-name="T23">rutrum vel lectus in malesuada. Etiam </text:span><text:span text:style-name="T23">vestibulum lectus et sollicitudin </text:span><text:span text:style-name="T23">bibendum. Fusce tincidunt cursus </text:span><text:span text:style-name="T23">vehicula.</text:span></text:p>
            <text:p text:style-name="P9"><text:span text:style-name="T23"/></text:p>
            <text:p text:style-name="P9"><text:span text:style-name="T23">Aenean lorem sapien, sollicitudin ac </text:span><text:span text:style-name="T23">ipsum in, facilisis fringilla purus. Vivamus </text:span><text:span text:style-name="T23">nec blandit lectus. Phasellus non ante </text:span><text:span text:style-name="T23">quam. Nulla vitae vestibulum risus. </text:span><text:span text:style-name="T23">Vivamus fringilla vehicula massa. </text:span><text:span text:style-name="T23">Curabitur commodo nunc quis imperdiet </text:span><text:span text:style-name="T23">ornare.</text:span></text:p>
            <text:p text:style-name="P9"/>
          </draw:text-box>
        </draw:frame>
        <draw:frame presentation:style-name="pr9" draw:text-style-name="P10" draw:layer="layout" svg:width="9.222cm" svg:height="22.714cm" svg:x="11.45cm" svg:y="5.48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28">1.</text:span><text:span text:style-name="T23"> Item</text:span></text:p>
            <text:p text:style-name="P9"><text:span text:style-name="T28">2.</text:span><text:span text:style-name="T23"> Item</text:span></text:p>
            <text:p text:style-name="P9"><text:span text:style-name="T28">3.</text:span><text:span text:style-name="T23"> Item</text:span></text:p>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4"><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1" draw:text-style-name="P20"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 draw:text-style-name="P21" draw:layer="layout" svg:x1="1cm" svg:y1="0.8cm" svg:x2="21cm" svg:y2="0.8cm">
            <text:p/>
          </draw:line>
          <draw:line draw:style-name="gr15" draw:text-style-name="P21" draw:layer="layout" svg:x1="21cm" svg:y1="0.7cm" svg:x2="1cm" svg:y2="0.7cm">
            <text:p/>
          </draw:line>
        </draw:g>
        <draw:frame draw:style-name="gr16" draw:text-style-name="P23" draw:layer="layout" svg:width="5.4cm" svg:height="1.4cm" svg:x="1cm" svg:y="0cm">
          <draw:text-box>
            <text:p text:style-name="P22"><text:span text:style-name="T29">Sign Project </text:span><text:span text:style-name="T30">›</text:span><text:span text:style-name="T29"> Titre du chapitre</text:span></text:p>
          </draw:text-box>
        </draw:frame>
        <presentation:notes draw:style-name="dp1">
          <draw:page-thumbnail draw:style-name="gr1" draw:layer="layout" svg:width="19.798cm" svg:height="11.136cm" svg:x="0.6cm" svg:y="2.257cm" draw:page-number="4" presentation:class="page"/>
          <draw:frame presentation:style-name="pr6"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0"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
          </draw:text-box>
        </draw:frame>
        <draw:frame presentation:style-name="pr11"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28">1.</text:span><text:span text:style-name="T23"> Item</text:span></text:p>
            <text:p text:style-name="P9"><text:span text:style-name="T28">2.</text:span><text:span text:style-name="T23"> Item</text:span></text:p>
            <text:p text:style-name="P9"><text:span text:style-name="T28">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25" draw:layer="layout" svg:width="1cm" svg:height="0.962cm" svg:x="20cm" svg:y="14.269cm">
          <draw:text-box>
            <text:p text:style-name="P24"><text:span text:style-name="T24"><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1" draw:text-style-name="P20"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4" draw:text-style-name="P21" draw:layer="layout" svg:x1="0cm" svg:y1="0.8cm" svg:x2="21cm" svg:y2="0.8cm">
            <text:p/>
          </draw:line>
          <draw:line draw:style-name="gr15" draw:text-style-name="P21" draw:layer="layout" svg:x1="21cm" svg:y1="0.7cm" svg:x2="0cm" svg:y2="0.7cm">
            <text:p/>
          </draw:line>
        </draw:g>
        <presentation:notes draw:style-name="dp1">
          <draw:page-thumbnail draw:style-name="gr1" draw:layer="layout" svg:width="19.798cm" svg:height="11.136cm" svg:x="0.6cm" svg:y="2.257cm" draw:page-number="5" presentation:class="page"/>
          <draw:frame presentation:style-name="pr6"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Black1" svg:font-family="'Avenir Black'" style:font-adornments="Extra-gras" style:font-pitch="variable"/>
    <style:font-face style:name="Avenir LT Std" svg:font-family="'Avenir LT Std'" style:font-pitch="variable"/>
    <style:font-face style:name="Avenir LT Std1" svg:font-family="'Avenir LT Std'" style:font-adornments="45 Boo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1"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0T22:00:20.693539778</dc:date>
    <meta:editing-duration>PT1H6M17S</meta:editing-duration>
    <meta:editing-cycles>17</meta:editing-cycles>
    <meta:generator>LibreOffice/6.3.5.2$Linux_X86_64 LibreOffice_project/30$Build-2</meta:generator>
    <meta:document-statistic meta:object-count="83"/>
  </office:meta>
</office:document-meta>
</file>